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.199cm" fo:text-indent="0cm" style:auto-text-indent="false"/>
      <style:text-properties fo:font-size="14pt" fo:font-weight="bold" officeooo:paragraph-rsid="000ef420" style:font-size-asian="14pt" style:font-weight-asian="bold" style:font-size-complex="14pt" style:font-weight-complex="bold"/>
    </style:style>
    <style:style style:name="T1" style:family="text">
      <style:text-properties officeooo:rsid="00086a66"/>
    </style:style>
    <style:style style:name="T2" style:family="text">
      <style:text-properties officeooo:rsid="000895e9"/>
    </style:style>
    <style:style style:name="T3" style:family="text">
      <style:text-properties style:font-name="Liberation Serif1" officeooo:rsid="000895e9"/>
    </style:style>
    <style:style style:name="T4" style:family="text">
      <style:text-properties style:font-name="Liberation Serif1" officeooo:rsid="000bc976"/>
    </style:style>
    <style:style style:name="T5" style:family="text">
      <style:text-properties style:font-name="Liberation Serif1" officeooo:rsid="000ef420"/>
    </style:style>
    <style:style style:name="T6" style:family="text">
      <style:text-properties style:font-name="Liberation Serif" officeooo:rsid="000895e9"/>
    </style:style>
    <style:style style:name="T7" style:family="text">
      <style:text-properties style:font-name="Liberation Serif" officeooo:rsid="000939cc"/>
    </style:style>
    <style:style style:name="T8" style:family="text">
      <style:text-properties style:font-name="Liberation Serif" officeooo:rsid="000bc976"/>
    </style:style>
    <style:style style:name="T9" style:family="text">
      <style:text-properties style:font-name="Liberation Serif" officeooo:rsid="000d0324"/>
    </style:style>
    <style:style style:name="T10" style:family="text">
      <style:text-properties style:font-name="Liberation Serif" officeooo:rsid="000ee6e9"/>
    </style:style>
    <style:style style:name="T11" style:family="text">
      <style:text-properties style:font-name="Liberation Serif" officeooo:rsid="000ef420"/>
    </style:style>
    <style:style style:name="T12" style:family="text">
      <style:text-properties officeooo:rsid="000939c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86a6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df970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939cc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ee6e9" style:font-size-asian="14pt" style:font-weight-asian="bold" style:font-size-complex="14pt" style:font-weight-complex="bold"/>
    </style:style>
    <style:style style:name="T18" style:family="text">
      <style:text-properties officeooo:rsid="000df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rs</text:p>
      <text:p text:style-name="P1">Bienvenue à tous</text:p>
      <text:p text:style-name="P1">Je <text:span text:style-name="T18">vous </text:span>remercie <text:span text:style-name="T18">d’être venus si nombreux </text:span><text:s/>à l’occasion d<text:span text:style-name="T18">u mariage</text:span> d’<text:span text:style-name="T4">É</text:span>dina et Bruno.</text:p>
      <text:p text:style-name="P1">Je remercie également les personnes qui participent aux préparatifs culinaires de cette fête ainsi qu’à son organisation.</text:p>
      <text:p text:style-name="P1"/>
      <text:p text:style-name="P1">welcome everyone!</text:p>
      <text:p text:style-name="P1">I thank Elena, Stephane and all their family and friends for coming from Romania for Edina and Bruno's wedding. I also thank the people who participate in the culinary preparations for this celebration as well as in its organization.</text:p>
      <text:p text:style-name="P1"/>
      <text:p text:style-name="P1">Chère <text:span text:style-name="T4">É</text:span>dina</text:p>
      <text:p text:style-name="Standard"><text:span text:style-name="T13">J’adore les gâteaux, le gâteau nantais </text:span><text:span text:style-name="T15">en particulier et</text:span><text:span text:style-name="T13"> c’est toi qui me l’a fait </text:span><text:span text:style-name="T17">connaître</text:span><text:span text:style-name="T13">, je m’en lèche les babines rien qu’à </text:span><text:span text:style-name="T15">imaginer</text:span><text:span text:style-name="T13"> ce glaçage de crème et de sucre et à sentir </text:span><text:span text:style-name="T15">l’</text:span><text:span text:style-name="T13">odeur de rhum </text:span><text:span text:style-name="T15">qui s’en dégage</text:span><text:span text:style-name="T13">. Au début des années 2000, tu quitt</text:span><text:span text:style-name="T17">es</text:span><text:span text:style-name="T13"> Cluj-Napoca pour venir faire tes études de design à Nantes et </text:span><text:span text:style-name="T16">c’est </text:span><text:span text:style-name="T13">bien là que tu as découvert </text:span><text:span text:style-name="T17">c</text:span><text:span text:style-name="T13">e </text:span><text:span text:style-name="T17">fameux </text:span><text:span text:style-name="T13">gâteau </text:span><text:span text:style-name="T17">n</text:span><text:span text:style-name="T13">antais. Quelques années plus tard avec ton diplôme en poche et l’</text:span><text:span text:style-name="T15">excellente </text:span><text:span text:style-name="T13">maîtrise de </text:span><text:span text:style-name="T15">plusieurs </text:span><text:span text:style-name="T13">langues </text:span><text:span text:style-name="T15">étrangères</text:span><text:span text:style-name="T13">, tu arrives à Paris. Tes prospections pour trouver un poste de designer te conduise chez Team-Créatif. A cette époque, j’ai eu par 2 fois l’occasion de visiter l’entreprise puisque mon fils Bruno y est responsable du service packaging. Tu te retrouve</text:span><text:span text:style-name="T14">s</text:span><text:span text:style-name="T13"> dans son service, le patron est exigent et pas toujours très commode ! Bof, ça va. La suite nous la devinons. Tu t’habitue</text:span><text:span text:style-name="T14">s </text:span><text:span text:style-name="T13">facilement à la vie familiale. Une bonne entente s’installe entre toi, Luka et Gabriel. </text:span><text:span text:style-name="T17">D</text:span><text:span text:style-name="T13">es petites gouttes d’huile sont parfois nécessaires </text:span><text:span text:style-name="T14">par ci, par là, </text:span><text:span text:style-name="T13">mais ça fonctionne bien.</text:span></text:p>
      <text:p text:style-name="P1"/>
      <text:p text:style-name="P1">Cher Bruno</text:p>
      <text:p text:style-name="P2">A l’issue de tes études secondaires, je me souviens <text:span text:style-name="T1">du choix important qui a été celui de ton orientation dans les études supérieures. Trois filières s’offraient à toi, </text:span><text:span text:style-name="T2">deux scientifiques et la troisième le design. Après une longue réflexion, ta préférence a été le design qui s’est finalement concrétisé par ton inscription à l’école CREAPOLE pour la spécialité design produit. Tu as brillamment suivi ce cycle d’études qui s’est finalisé par un stage chez Danone à </text:span><text:span text:style-name="T3">É</text:span><text:span text:style-name="T6">vian. </text:span><text:span text:style-name="T7">Tu t’es ensuite intégré chez Team-Créatif où tu as rencontré Edina. </text:span><text:span text:style-name="T8">Tu as voulu ensuite voler de tes propres ailes en fondant AlterNativ Design afin de créer les produits innovants et responsables de demain. Bravo de ce beau parcours. <text:s/></text:span><text:span text:style-name="T4">É</text:span><text:span text:style-name="T5">galement bravo pour l’organisation de cette fête bucolique et atypique. J</text:span><text:span text:style-name="T8">e souhaite </text:span><text:span text:style-name="T10">à toi,</text:span><text:span text:style-name="T8"> </text:span><text:span text:style-name="T4">É</text:span><text:span text:style-name="T8">dina, </text:span><text:span text:style-name="T9">Luka et Gabriel mes meilleurs vœux de bonhe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6:01:07.996784335</meta:creation-date>
    <dc:date>2023-06-21T17:25:07.223592910</dc:date>
    <meta:editing-duration>PT41M26S</meta:editing-duration>
    <meta:editing-cycles>6</meta:editing-cycles>
    <meta:generator>LibreOffice/6.4.7.2$Linux_X86_64 LibreOffice_project/40$Build-2</meta:generator>
    <meta:print-date>2023-06-21T17:25:41.740682928</meta:print-date>
    <meta:document-statistic meta:table-count="0" meta:image-count="0" meta:object-count="0" meta:page-count="1" meta:paragraph-count="10" meta:word-count="397" meta:character-count="2396" meta:non-whitespace-character-count="2007"/>
  </office:meta>
</office:document-meta>
</file>